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6b6b" draw:textarea-horizontal-align="center" draw:textarea-vertical-align="middle"/>
    </style:style>
    <style:style style:name="gr5" style:family="graphic" style:parent-style-name="standard">
      <style:graphic-properties draw:fill="solid" draw:fill-color="#47b8b8" draw:textarea-horizontal-align="center" draw:textarea-vertical-align="middle"/>
    </style:style>
    <style:style style:name="gr6" style:family="graphic" style:parent-style-name="standard">
      <style:graphic-properties draw:fill="solid" draw:fill-color="#23b8dc" draw:textarea-horizontal-align="center" draw:textarea-vertical-align="middle"/>
    </style:style>
    <style:style style:name="gr7" style:family="graphic" style:parent-style-name="standard">
      <style:graphic-properties draw:fill="solid" draw:fill-color="#99cc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fo:min-height="0.713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solid" draw:fill-color="#00dcff" draw:textarea-horizontal-align="center" draw:textarea-vertical-align="middle"/>
    </style:style>
    <style:style style:name="gr12" style:family="graphic" style:parent-style-name="standard">
      <style:graphic-properties draw:fill="solid" draw:fill-color="#23b8dc" draw:textarea-horizontal-align="center" draw:textarea-vertical-align="middle"/>
    </style:style>
    <style:style style:name="gr13" style:family="graphic" style:parent-style-name="standard">
      <style:graphic-properties draw:fill="solid" draw:fill-color="#198a8a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fill="solid" draw:fill-color="#00dcff" draw:textarea-horizontal-align="center" draw:textarea-vertical-align="middle"/>
    </style:style>
    <style:style style:name="gr15" style:family="graphic" style:parent-style-name="standard">
      <style:graphic-properties draw:fill="solid" draw:fill-color="#e6e6e6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4cm"/>
    </style:style>
    <style:style style:name="gr17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cm" fo:min-width="0cm"/>
    </style:style>
    <style:style style:name="gr20" style:family="graphic" style:parent-style-name="standard">
      <style:graphic-properties draw:marker-start="Arrowheads_20_2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margin-left="3.6cm" fo:margin-right="0cm" fo:text-indent="-0.6cm"/>
    </style:style>
    <style:style style:name="P10" style:family="paragraph">
      <style:text-properties fo:font-size="16pt"/>
    </style:style>
    <style:style style:name="P11" style:family="paragraph">
      <style:text-properties fo:font-size="14pt"/>
    </style:style>
    <style:style style:name="P12" style:family="paragraph">
      <style:paragraph-properties fo:margin-left="0cm" fo:margin-right="0cm" fo:text-indent="0cm"/>
      <style:text-properties fo:font-size="14pt"/>
    </style:style>
    <style:style style:name="P13" style:family="paragraph">
      <style:paragraph-properties fo:margin-left="0cm" fo:margin-right="0cm" fo:text-indent="0cm"/>
      <style:text-properties fo:color="#ff0000"/>
    </style:style>
    <style:style style:name="P14" style:family="paragraph">
      <style:text-properties fo:color="#ff0000" fo:font-size="13pt"/>
    </style:style>
    <style:style style:name="P15" style:family="paragraph">
      <style:paragraph-properties fo:text-align="center"/>
      <style:text-properties fo:color="#ff0000"/>
    </style:style>
    <style:style style:name="P16" style:family="paragraph">
      <style:text-properties fo:color="#ff0000"/>
    </style:style>
    <style:style style:name="P17" style:family="paragraph">
      <style:paragraph-properties fo:margin-left="0cm" fo:margin-right="0cm" fo:text-align="center" fo:text-indent="0cm"/>
      <style:text-properties fo:color="#ff0000"/>
    </style:style>
    <style:style style:name="T1" style:family="text">
      <style:text-properties style:text-position="super 58%"/>
    </style:style>
    <style:style style:name="T2" style:family="text">
      <style:text-properties fo:color="#0000ff"/>
    </style:style>
    <style:style style:name="T3" style:family="text">
      <style:text-properties fo:font-size="16pt"/>
    </style:style>
    <style:style style:name="T4" style:family="text">
      <style:text-properties fo:font-size="14pt"/>
    </style:style>
    <style:style style:name="T5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1<text:span text:style-name="T1">st</text:span> level Hierarchy</text:p>
          </draw:text-box>
        </draw:frame>
        <draw:frame presentation:style-name="pr2" draw:text-style-name="P2" draw:layer="layout" svg:width="25.199cm" svg:height="14.871cm" svg:x="1.4cm" svg:y="4.914cm" presentation:class="outline" presentation:user-transformed="true">
          <draw:text-box>
            <text:list text:style-name="L2">
              <text:list-item>
                <text:p text:style-name="P2">Level 0 : core</text:p>
              </text:list-item>
            </text:list>
            <text:list text:style-name="L2">
              <text:list-item>
                <text:list>
                  <text:list-item>
                    <text:p text:style-name="P3">Runtime kernle, objects, communications, db serialization</text:p>
                  </text:list-item>
                </text:list>
              </text:list-item>
            </text:list>
            <text:list text:style-name="L2">
              <text:list-item>
                <text:p text:style-name="P2">Level 1 : serv</text:p>
              </text:list-item>
            </text:list>
            <text:list text:style-name="L2">
              <text:list-item>
                <text:list>
                  <text:list-item>
                    <text:p text:style-name="P3">Service : basic distributed RPC callable module</text:p>
                  </text:list-item>
                </text:list>
              </text:list-item>
            </text:list>
            <text:list text:style-name="L2">
              <text:list-item>
                <text:p text:style-name="P2">Level 2 : api</text:p>
              </text:list-item>
            </text:list>
            <text:list text:style-name="L2">
              <text:list-item>
                <text:list>
                  <text:list-item>
                    <text:p text:style-name="P3">Provides a stable API to the set of services, should hide the complexity of the runtime. </text:p>
                  </text:list-item>
                </text:list>
              </text:list-item>
            </text:list>
            <text:list text:style-name="L2">
              <text:list-item>
                <text:p text:style-name="P2">Level 3 : role</text:p>
              </text:list-item>
            </text:list>
            <text:list text:style-name="L2">
              <text:list-item>
                <text:list>
                  <text:list-item>
                    <text:p text:style-name="P3">Application level eg: client/dispatcher/wor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Objects, persistency and communication </text:p>
          </draw:text-box>
        </draw:frame>
        <draw:rect draw:style-name="gr2" draw:text-style-name="P5" draw:layer="layout" svg:width="23.5cm" svg:height="13.5cm" svg:x="2.5cm" svg:y="5.5cm">
          <text:p text:style-name="P1"/>
        </draw:rect>
        <draw:frame draw:style-name="gr3" draw:layer="layout" svg:width="2.936cm" svg:height="0.962cm" svg:x="12.064cm" svg:y="6.038cm">
          <draw:text-box>
            <text:p text:style-name="P1">POXWO</text:p>
          </draw:text-box>
        </draw:frame>
        <draw:rect draw:style-name="gr4" draw:text-style-name="P6" draw:layer="layout" svg:width="10.5cm" svg:height="10cm" svg:x="2.5cm" svg:y="7.5cm">
          <text:p text:style-name="P1"/>
        </draw:rect>
        <draw:rect draw:style-name="gr5" draw:text-style-name="P6" draw:layer="layout" svg:width="8.394cm" svg:height="6.5cm" svg:x="3.106cm" svg:y="8cm">
          <text:p text:style-name="P1"/>
        </draw:rect>
        <draw:rect draw:style-name="gr6" draw:text-style-name="P5" draw:layer="layout" svg:width="7.5cm" svg:height="4cm" svg:x="3.5cm" svg:y="8.5cm">
          <text:p text:style-name="P1"/>
        </draw:rect>
        <draw:rect draw:style-name="gr7" draw:text-style-name="P6" draw:layer="layout" svg:width="6.5cm" svg:height="2cm" svg:x="4cm" svg:y="8.8cm">
          <text:p text:style-name="P6">Synchronizable</text:p>
        </draw:rect>
        <draw:line draw:style-name="gr8" draw:text-style-name="P5" draw:layer="layout" svg:x1="11cm" svg:y1="9.5cm" svg:x2="14.5cm" svg:y2="9.5cm">
          <text:p text:style-name="P1"/>
        </draw:line>
        <draw:line draw:style-name="gr8" draw:text-style-name="P5" draw:layer="layout" svg:x1="11cm" svg:y1="13.5cm" svg:x2="14.5cm" svg:y2="13.5cm">
          <text:p text:style-name="P1"/>
        </draw:line>
        <draw:line draw:style-name="gr8" draw:text-style-name="P5" draw:layer="layout" svg:x1="11cm" svg:y1="15.9cm" svg:x2="14.5cm" svg:y2="15.9cm">
          <text:p text:style-name="P1"/>
        </draw:line>
        <draw:frame draw:style-name="gr9" draw:text-style-name="P6" draw:layer="layout" svg:width="3.321cm" svg:height="1.673cm" svg:x="5.679cm" svg:y="13cm">
          <draw:text-box>
            <text:p text:style-name="P6">Persistent</text:p>
          </draw:text-box>
        </draw:frame>
        <draw:frame draw:style-name="gr9" draw:text-style-name="P6" draw:layer="layout" svg:width="2.576cm" svg:height="1.673cm" svg:x="5.924cm" svg:y="16cm">
          <draw:text-box>
            <text:p text:style-name="P6">Volatile</text:p>
          </draw:text-box>
        </draw:frame>
        <draw:frame draw:style-name="gr3" draw:layer="layout" svg:width="8.88cm" svg:height="2.384cm" svg:x="15cm" svg:y="8.116cm">
          <draw:text-box>
            <text:p text:style-name="P1">Ce qui est serialise dans les </text:p>
            <text:p text:style-name="P1">communications et ce qui est </text:p>
            <text:p text:style-name="P1">synchronisable </text:p>
          </draw:text-box>
        </draw:frame>
        <draw:frame draw:style-name="gr3" draw:layer="layout" svg:width="9.333cm" svg:height="1.673cm" svg:x="15cm" svg:y="12.716cm">
          <draw:text-box>
            <text:p text:style-name="P1">Ce qui est stocke dans la base </text:p>
            <text:p text:style-name="P1">de données</text:p>
          </draw:text-box>
        </draw:frame>
        <draw:frame draw:style-name="gr3" draw:layer="layout" svg:width="9.76cm" svg:height="1.673cm" svg:x="15cm" svg:y="15.327cm">
          <draw:text-box>
            <text:p text:style-name="P1">Toutes les extentions nécessaire</text:p>
            <text:p text:style-name="P1">pour travailler</text:p>
          </draw:text-box>
        </draw:frame>
        <draw:frame draw:style-name="gr3" draw:layer="layout" svg:width="4.744cm" svg:height="0.962cm" svg:x="4.777cm" svg:y="11.3cm">
          <draw:text-box>
            <text:p text:style-name="P1">Communicable</text:p>
          </draw:text-box>
        </draw:frame>
        <draw:line draw:style-name="gr8" draw:text-style-name="P5" draw:layer="layout" svg:x1="11cm" svg:y1="11.6cm" svg:x2="14.5cm" svg:y2="11.6cm">
          <text:p text:style-name="P1"/>
        </draw:line>
        <draw:frame draw:style-name="gr3" draw:layer="layout" svg:width="4.287cm" svg:height="0.962cm" svg:x="15cm" svg:y="11.038cm">
          <draw:text-box>
            <text:p text:style-name="P1">Non transient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Object Format</text:p>
          </draw:text-box>
        </draw:frame>
        <draw:rect draw:style-name="gr10" draw:text-style-name="P5" draw:layer="layout" svg:width="12.5cm" svg:height="1.5cm" svg:x="8cm" svg:y="4.5cm">
          <text:p text:style-name="P6">POXWO</text:p>
        </draw:rect>
        <draw:rect draw:style-name="gr11" draw:text-style-name="P5" draw:layer="layout" svg:width="4.5cm" svg:height="1.5cm" svg:x="3.5cm" svg:y="7.5cm">
          <text:p text:style-name="P6">ObjCom</text:p>
        </draw:rect>
        <draw:rect draw:style-name="gr12" draw:text-style-name="P6" draw:layer="layout" svg:width="4.5cm" svg:height="1.5cm" svg:x="3.5cm" svg:y="10.6cm">
          <text:p text:style-name="P6">ObjDB</text:p>
        </draw:rect>
        <draw:rect draw:style-name="gr13" draw:text-style-name="P6" draw:layer="layout" svg:width="4.5cm" svg:height="1.5cm" svg:x="3.5cm" svg:y="13.8cm">
          <text:p text:style-name="P6">Obj</text:p>
        </draw:rect>
        <draw:line draw:style-name="gr14" draw:text-style-name="P5" draw:layer="layout" svg:x1="6cm" svg:y1="7.5cm" svg:x2="12cm" svg:y2="6cm">
          <text:p text:style-name="P1"/>
        </draw:line>
        <draw:line draw:style-name="gr14" draw:text-style-name="P5" draw:layer="layout" svg:x1="5.5cm" svg:y1="10.5cm" svg:x2="5.5cm" svg:y2="9cm">
          <text:p text:style-name="P1"/>
        </draw:line>
        <draw:line draw:style-name="gr14" draw:text-style-name="P5" draw:layer="layout" svg:x1="5.5cm" svg:y1="14cm" svg:x2="5.5cm" svg:y2="12cm">
          <text:p text:style-name="P1"/>
        </draw:line>
        <draw:rect draw:style-name="gr15" draw:text-style-name="P8" draw:layer="layout" svg:width="11.5cm" svg:height="10cm" svg:x="12cm" svg:y="7.5cm">
          <text:p text:style-name="P7">&lt;obj&gt;</text:p>
          <text:p text:style-name="P7"><text:tab/>&lt;sync&gt;</text:p>
          <text:p text:style-name="P7"><text:tab/>&lt;/sync&gt;</text:p>
          <text:p text:style-name="P7"><text:tab/>&lt;com&gt;</text:p>
          <text:p text:style-name="P7"><text:tab/>&lt;/com&gt;</text:p>
          <text:p text:style-name="P7"><text:tab/>&lt;store&gt;</text:p>
          <text:p text:style-name="P7"><text:tab/>&lt;/store&gt;</text:p>
          <text:p text:style-name="P7"><text:tab/>&lt;/volatile&gt;</text:p>
          <text:p text:style-name="P7"><text:tab/>&lt;/volatile&gt;</text:p>
          <text:p text:style-name="P7">&lt;/obj&gt;</text:p>
        </draw:rect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Object control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obj.sync() -&gt; obj = SyncInterface.sync(obj)</text:p>
              </text:list-item>
            </text:list>
            <text:list text:style-name="L2">
              <text:list-item>
                <text:list>
                  <text:list-item>
                    <text:p text:style-name="P3">Synchronize l'objet avec les noeuds le contenant</text:p>
                  </text:list-item>
                </text:list>
              </text:list-item>
            </text:list>
            <text:list text:style-name="L2">
              <text:list-item>
                <text:p text:style-name="P2">obj.com()</text:p>
              </text:list-item>
            </text:list>
            <text:list text:style-name="L2">
              <text:list-item>
                <text:list>
                  <text:list-item>
                    <text:p text:style-name="P3">Reception Obj = ComInterface.receiv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nvoi ComInterface.send(Obj, node) 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obj.store()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s/></text:span><text:span text:style-name="T2">obj = StoreInterface.read() lecture de l'obje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toreInterface.write(obj) écriture de l'obj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ync Rutime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Un noeud déclare toutes les données pour lesquels il doit synchroniser</text:p>
              </text:list-item>
            </text:list>
            <text:list text:style-name="L2">
              <text:list-item>
                <text:p text:style-name="P2">Sync point a point</text:p>
              </text:list-item>
            </text:list>
            <text:list text:style-name="L2">
              <text:list-item>
                <text:p text:style-name="P2">Automate dirty, clean, sync, ???</text:p>
              </text:list-item>
            </text:list>
            <text:list text:style-name="L2">
              <text:list-item>
                <text:p text:style-name="P2">Timestamp ???</text:p>
              </text:list-item>
            </text:list>
            <text:list text:style-name="L2">
              <text:list-item>
                <text:p text:style-name="P2">Que faire en cas de changement d'état ??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Comm Runtime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Organisation du runtime de communication</text:p>
              </text:list-item>
            </text:list>
            <text:list text:style-name="L2">
              <text:list-item>
                <text:list>
                  <text:list-item>
                    <text:p text:style-name="P3">Cacher les précédents voisi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nfigurer un channel (layer sock, layer proto, endpoint 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&gt; obtient une interface R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tore Runtime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elect a store (XML, DB, flat files, DHT etc...)</text:p>
              </text:list-item>
            </text:list>
            <text:list text:style-name="L2">
              <text:list-item>
                <text:p text:style-name="P2">Configure le store </text:p>
              </text:list-item>
            </text:list>
            <text:list text:style-name="L2">
              <text:list-item>
                <text:list>
                  <text:list-item>
                    <text:p text:style-name="P3">Pour une base de données (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1" draw:text-style-name="P1" draw:layer="layout" svg:width="25.199cm" svg:height="3.507cm" svg:x="1.4cm" svg:y="0.837cm" presentation:class="title">
          <draw:text-box>
            <text:p text:style-name="P1">DEW/GridTorrent</text:p>
          </draw:text-box>
        </draw:frame>
        <draw:frame presentation:style-name="pr6" draw:text-style-name="P1" draw:layer="layout" svg:width="25.199cm" svg:height="13.86cm" svg:x="1.4cm" svg:y="4.914cm" presentation:class="subtitle">
          <draw:text-box>
            <text:p text:style-name="P1">DataDEW: P2P Data Management and Distribution in Computational Desktop Grid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uple Spac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Création de données, create()</text:p>
              </text:list-item>
            </text:list>
            <text:list text:style-name="L2">
              <text:list-item>
                <text:p text:style-name="P2">Ajout/retrait de données put() get()</text:p>
              </text:list-item>
            </text:list>
            <text:list text:style-name="L2">
              <text:list-item>
                <text:p text:style-name="P2">Distribution des données </text:p>
              </text:list-item>
            </text:list>
            <text:list text:style-name="L2">
              <text:list-item>
                <text:list>
                  <text:list-item>
                    <text:p text:style-name="P3">Indique la réplication (nb d'instance d'une donnée)</text:p>
                  </text:list-item>
                </text:list>
              </text:list-item>
            </text:list>
            <text:list text:style-name="L2">
              <text:list-item>
                <text:p text:style-name="P2">Mouvement des données </text:p>
              </text:list-item>
            </text:list>
            <text:list text:style-name="L2">
              <text:list-item>
                <text:list>
                  <text:list-item>
                    <text:p text:style-name="P3">Entre D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ntre sur les noeuds ()</text:p>
                  </text:list-item>
                </text:list>
              </text:list-item>
            </text:list>
            <text:list text:style-name="L2">
              <text:list-item>
                <text:p text:style-name="P2">Durée de vie des donné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Runtime (1) : Data Catalog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ontient la liste des données</text:p>
              </text:list-item>
            </text:list>
            <text:list text:style-name="L2">
              <text:list-item>
                <text:p text:style-name="P2">Contient la liste des Data Repository</text:p>
              </text:list-item>
            </text:list>
            <text:list text:style-name="L2">
              <text:list-item>
                <text:list>
                  <text:list-item>
                    <text:p text:style-name="P3">Location des data :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Locator (data, data rep, ??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cherche (find (dataID), search(dataName), browse()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éfinition des données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ata repository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ontient les données</text:p>
              </text:list-item>
            </text:list>
            <text:list text:style-name="L2">
              <text:list-item>
                <text:list>
                  <text:list-item>
                    <text:p text:style-name="P3">Stor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lete()</text:p>
                  </text:list-item>
                </text:list>
              </text:list-item>
            </text:list>
            <text:list text:style-name="L2">
              <text:list-item>
                <text:p text:style-name="P2">Transfert des données</text:p>
              </text:list-item>
            </text:list>
            <text:list text:style-name="L2">
              <text:list-item>
                <text:p text:style-name="P2">Informations Free spa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OOB-Com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Gestion des transfert</text:p>
              </text:list-item>
            </text:list>
            <text:list text:style-name="L2">
              <text:list-item>
                <text:list>
                  <text:list-item>
                    <text:p text:style-name="P3">Send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Recv()</text:p>
                  </text:list-item>
                </text:list>
              </text:list-item>
            </text:list>
            <text:list text:style-name="L2">
              <text:list-item>
                <text:p text:style-name="P2">Données permanentes :</text:p>
              </text:list-item>
            </text:list>
            <text:list text:style-name="L2">
              <text:list-item>
                <text:list>
                  <text:list-item>
                    <text:p text:style-name="P3">oob-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Objects Relations </text:p>
          </draw:text-box>
        </draw:frame>
        <draw:rect draw:style-name="gr2" draw:text-style-name="P5" draw:layer="layout" svg:width="3.6cm" svg:height="4.6cm" svg:x="9.7cm" svg:y="6.601cm">
          <text:p text:style-name="P1"/>
        </draw:rect>
        <draw:rect draw:style-name="gr2" draw:text-style-name="P5" draw:id="id1" draw:layer="layout" svg:width="3cm" svg:height="1cm" svg:x="10cm" svg:y="6.701cm">
          <text:p text:style-name="P1"/>
        </draw:rect>
        <draw:frame draw:style-name="gr3" draw:text-style-name="P10" draw:layer="layout" svg:width="2.568cm" svg:height="0.878cm" svg:x="10.2cm" svg:y="6.801cm">
          <draw:text-box>
            <text:p text:style-name="P1"><text:span text:style-name="T3">Protocol</text:span></text:p>
          </draw:text-box>
        </draw:frame>
        <draw:frame draw:style-name="gr3" draw:text-style-name="P11" draw:layer="layout" svg:width="3.55cm" svg:height="4.136cm" svg:x="9.8cm" svg:y="7.701cm">
          <draw:text-box>
            <text:p text:style-name="P1"><text:span text:style-name="T4">AUID uid</text:span></text:p>
            <text:p text:style-name="P1"><text:span text:style-name="T4">String name</text:span></text:p>
            <text:p text:style-name="P1"><text:span text:style-name="T4">int <text:s text:c="6"/>port</text:span></text:p>
            <text:p text:style-name="P1"><text:span text:style-name="T4">String login</text:span></text:p>
            <text:p text:style-name="P1"><text:span text:style-name="T4">String passwd</text:span></text:p>
            <text:p text:style-name="P1"><text:span text:style-name="T4">String path </text:span></text:p>
            <text:p text:style-name="P1"><text:span text:style-name="T4"/></text:p>
          </draw:text-box>
        </draw:frame>
        <draw:frame draw:style-name="gr3" draw:layer="layout" svg:width="1.425cm" svg:height="0.962cm" svg:x="10.875cm" svg:y="5.242cm">
          <draw:text-box>
            <text:p text:style-name="P1">DR</text:p>
          </draw:text-box>
        </draw:frame>
        <draw:rect draw:style-name="gr2" draw:text-style-name="P5" draw:layer="layout" svg:width="4cm" svg:height="4.611cm" svg:x="3.8cm" svg:y="6.579cm">
          <text:p text:style-name="P1"/>
        </draw:rect>
        <draw:rect draw:style-name="gr2" draw:text-style-name="P5" draw:layer="layout" svg:width="3cm" svg:height="1cm" svg:x="4.45cm" svg:y="6.679cm">
          <text:p text:style-name="P1"/>
        </draw:rect>
        <draw:frame draw:style-name="gr3" draw:text-style-name="P10" draw:layer="layout" svg:width="1.692cm" svg:height="0.878cm" svg:x="5.05cm" svg:y="6.779cm">
          <draw:text-box>
            <text:p text:style-name="P1"><text:span text:style-name="T3">Data</text:span></text:p>
          </draw:text-box>
        </draw:frame>
        <draw:frame draw:style-name="gr3" draw:text-style-name="P11" draw:layer="layout" svg:width="4.092cm" svg:height="3.581cm" svg:x="3.8cm" svg:y="8.109cm">
          <draw:text-box>
            <text:p text:style-name="P1"><text:span text:style-name="T4">AUID uid</text:span></text:p>
            <text:p text:style-name="P1"><text:span text:style-name="T4">String name</text:span></text:p>
            <text:p text:style-name="P1"><text:span text:style-name="T4">String checksum</text:span></text:p>
            <text:p text:style-name="P1"><text:span text:style-name="T4">long <text:s text:c="3"/>size</text:span></text:p>
            <text:p text:style-name="P1"><text:span text:style-name="T4">int <text:s text:c="6"/>type </text:span></text:p>
            <text:p text:style-name="P1"><text:span text:style-name="T4"/></text:p>
          </draw:text-box>
        </draw:frame>
        <draw:frame draw:style-name="gr3" draw:layer="layout" svg:width="1.421cm" svg:height="0.962cm" svg:x="5.3cm" svg:y="5.242cm">
          <draw:text-box>
            <text:p text:style-name="P1">DC</text:p>
          </draw:text-box>
        </draw:frame>
        <draw:rect draw:style-name="gr2" draw:text-style-name="P5" draw:layer="layout" svg:width="4.2cm" svg:height="4.111cm" svg:x="9.6cm" svg:y="12.09cm">
          <text:p text:style-name="P1"/>
        </draw:rect>
        <draw:rect draw:style-name="gr2" draw:text-style-name="P5" draw:layer="layout" svg:width="3cm" svg:height="1cm" svg:x="10.25cm" svg:y="12.19cm">
          <text:p text:style-name="P1"/>
        </draw:rect>
        <draw:frame draw:style-name="gr3" draw:text-style-name="P10" draw:layer="layout" svg:width="2.382cm" svg:height="0.878cm" svg:x="10.55cm" svg:y="12.29cm">
          <draw:text-box>
            <text:p text:style-name="P1"><text:span text:style-name="T3">Locator</text:span></text:p>
          </draw:text-box>
        </draw:frame>
        <draw:frame draw:style-name="gr16" draw:text-style-name="P12" draw:layer="layout" svg:width="4.5cm" svg:height="3.581cm" svg:x="9.7cm" svg:y="13.12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AUID protocoluid</text:span></text:p>
            <text:p text:style-name="P1"><text:span text:style-name="T4">String drname</text:span></text:p>
            <text:p text:style-name="P1"><text:span text:style-name="T4">String ref</text:span></text:p>
            <text:p text:style-name="P1"><text:span text:style-name="T4"/></text:p>
          </draw:text-box>
        </draw:frame>
        <draw:rect draw:style-name="gr2" draw:text-style-name="P5" draw:layer="layout" svg:width="4.7cm" svg:height="4.911cm" svg:x="14.5cm" svg:y="12.29cm">
          <text:p text:style-name="P1"/>
        </draw:rect>
        <draw:rect draw:style-name="gr2" draw:text-style-name="P5" draw:layer="layout" svg:width="3cm" svg:height="1cm" svg:x="15.25cm" svg:y="12.39cm">
          <text:p text:style-name="P1"/>
        </draw:rect>
        <draw:frame draw:style-name="gr3" draw:text-style-name="P10" draw:layer="layout" svg:width="2.602cm" svg:height="0.878cm" svg:x="15.55cm" svg:y="12.49cm">
          <draw:text-box>
            <text:p text:style-name="P1"><text:span text:style-name="T3">Transfer</text:span></text:p>
          </draw:text-box>
        </draw:frame>
        <draw:frame draw:style-name="gr3" draw:layer="layout" svg:width="1.353cm" svg:height="0.962cm" svg:x="15.8cm" svg:y="5.242cm">
          <draw:text-box>
            <text:p text:style-name="P1">DT</text:p>
          </draw:text-box>
        </draw:frame>
        <draw:frame draw:style-name="gr3" draw:layer="layout" svg:width="1.391cm" svg:height="0.962cm" svg:x="21.101cm" svg:y="5.242cm">
          <draw:text-box>
            <text:p text:style-name="P1">DS</text:p>
          </draw:text-box>
        </draw:frame>
        <draw:rect draw:style-name="gr2" draw:text-style-name="P5" draw:layer="layout" svg:width="4cm" svg:height="6cm" svg:x="19.3cm" svg:y="6.701cm">
          <text:p text:style-name="P1"/>
        </draw:rect>
        <draw:rect draw:style-name="gr2" draw:text-style-name="P5" draw:layer="layout" svg:width="3cm" svg:height="1cm" svg:x="19.85cm" svg:y="6.801cm">
          <text:p text:style-name="P1"/>
        </draw:rect>
        <draw:frame draw:style-name="gr3" draw:text-style-name="P10" draw:layer="layout" svg:width="2.606cm" svg:height="0.878cm" svg:x="20.05cm" svg:y="6.901cm">
          <draw:text-box>
            <text:p text:style-name="P1"><text:span text:style-name="T3">Attribute</text:span></text:p>
          </draw:text-box>
        </draw:frame>
        <draw:frame draw:style-name="gr3" draw:text-style-name="P11" draw:layer="layout" svg:width="3.499cm" svg:height="5.801cm" svg:x="19.553cm" svg:y="7.701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int dsatmask</text:span></text:p>
            <text:p text:style-name="P1"><text:span text:style-name="T4">int <text:s text:c="5"/>replicas</text:span></text:p>
            <text:p text:style-name="P1"><text:span text:style-name="T4">AUID proto</text:span></text:p>
            <text:p text:style-name="P1"><text:span text:style-name="T4">int <text:s text:c="5"/>ttl</text:span></text:p>
            <text:p text:style-name="P1"><text:span text:style-name="T4">AUID ttl</text:span></text:p>
            <text:p text:style-name="P1"><text:span text:style-name="T4">AUID plcmt</text:span></text:p>
            <text:p text:style-name="P1"><text:span text:style-name="T4"/></text:p>
            <text:p text:style-name="P1"><text:span text:style-name="T4"/></text:p>
          </draw:text-box>
        </draw:frame>
        <draw:line draw:style-name="gr8" draw:text-style-name="P5" draw:layer="layout" svg:x1="14.6cm" svg:y1="14.501cm" svg:x2="13.1cm" svg:y2="13.001cm">
          <text:p text:style-name="P1"/>
        </draw:line>
        <draw:line draw:style-name="gr8" draw:text-style-name="P5" draw:layer="layout" svg:x1="14.8cm" svg:y1="15.201cm" svg:x2="12.8cm" svg:y2="13.201cm">
          <text:p text:style-name="P1"/>
        </draw:line>
        <draw:line draw:style-name="gr8" draw:text-style-name="P5" draw:layer="layout" svg:x1="9.8cm" svg:y1="14.201cm" svg:x2="7.3cm" svg:y2="7.701cm">
          <text:p text:style-name="P1"/>
        </draw:line>
        <draw:line draw:style-name="gr8" draw:text-style-name="P5" draw:layer="layout" svg:x1="19.8cm" svg:y1="10.201cm" svg:x2="12.8cm" svg:y2="7.201cm">
          <text:p text:style-name="P1"/>
        </draw:line>
        <draw:connector draw:style-name="gr17" draw:text-style-name="P5" draw:layer="layout" draw:line-skew="-0.7cm" svg:x1="9.856cm" svg:y1="14.614cm" svg:x2="10cm" svg:y2="7.201cm" draw:end-shape="id1" draw:end-glue-point="3">
          <text:p text:style-name="P1"/>
        </draw:connector>
        <draw:line draw:style-name="gr18" draw:text-style-name="P5" draw:layer="layout" svg:x1="18.8cm" svg:y1="11.701cm" svg:x2="6.8cm" svg:y2="11.701cm">
          <text:p text:style-name="P1"/>
        </draw:line>
        <draw:line draw:style-name="gr8" draw:text-style-name="P5" draw:layer="layout" svg:x1="6.8cm" svg:y1="11.701cm" svg:x2="6.8cm" svg:y2="11.201cm">
          <text:p text:style-name="P1"/>
        </draw:line>
        <draw:line draw:style-name="gr18" draw:text-style-name="P5" draw:layer="layout" svg:x1="19.8cm" svg:y1="11.201cm" svg:x2="18.8cm" svg:y2="11.701cm">
          <text:p text:style-name="P1"/>
        </draw:line>
        <draw:line draw:style-name="gr18" draw:text-style-name="P5" draw:layer="layout" svg:x1="19.8cm" svg:y1="12.201cm" svg:x2="18.8cm" svg:y2="11.701cm">
          <text:p text:style-name="P1"/>
        </draw:line>
        <draw:line draw:style-name="gr18" draw:text-style-name="P5" draw:layer="layout" svg:x1="19.8cm" svg:y1="8.701cm" svg:x2="18.8cm" svg:y2="11.701cm">
          <text:p text:style-name="P1"/>
        </draw:line>
        <draw:frame draw:style-name="gr3" draw:text-style-name="P11" draw:layer="layout" svg:width="4.765cm" svg:height="4.691cm" svg:x="14.735cm" svg:y="13.509cm">
          <draw:text-box>
            <text:p text:style-name="P1"><text:span text:style-name="T4">AUID uid</text:span></text:p>
            <text:p text:style-name="P1"><text:span text:style-name="T4">String oob</text:span></text:p>
            <text:p text:style-name="P1"><text:span text:style-name="T4">AUID locatorlocal</text:span></text:p>
            <text:p text:style-name="P1"><text:span text:style-name="T4">AUID locatorremote</text:span></text:p>
            <text:p text:style-name="P1"><text:span text:style-name="T4">int <text:s text:c="5"/>type</text:span></text:p>
            <text:p text:style-name="P1"><text:span text:style-name="T4">int <text:s text:c="5"/>status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Transfer</text:p>
          </draw:text-box>
        </draw:frame>
        <draw:frame draw:style-name="gr3" draw:layer="layout" svg:width="2.551cm" svg:height="0.962cm" svg:x="4.3cm" svg:y="4.1cm">
          <draw:text-box>
            <text:p text:style-name="P1">Sender</text:p>
          </draw:text-box>
        </draw:frame>
        <draw:frame draw:style-name="gr3" draw:layer="layout" svg:width="3.004cm" svg:height="0.962cm" svg:x="19.449cm" svg:y="4.138cm">
          <draw:text-box>
            <text:p text:style-name="P1">Receiver</text:p>
          </draw:text-box>
        </draw:frame>
        <draw:rect draw:style-name="gr2" draw:text-style-name="P5" draw:layer="layout" svg:width="4cm" svg:height="4cm" svg:x="11.5cm" svg:y="4.5cm">
          <text:p text:style-name="P1"/>
        </draw:rect>
        <draw:rect draw:style-name="gr2" draw:text-style-name="P5" draw:layer="layout" svg:width="3cm" svg:height="1cm" svg:x="12.15cm" svg:y="4.6cm">
          <text:p text:style-name="P1"/>
        </draw:rect>
        <draw:frame draw:style-name="gr3" draw:text-style-name="P10" draw:layer="layout" svg:width="1.692cm" svg:height="0.878cm" svg:x="12.75cm" svg:y="4.7cm">
          <draw:text-box>
            <text:p text:style-name="P1"><text:span text:style-name="T3">Data</text:span></text:p>
          </draw:text-box>
        </draw:frame>
        <draw:frame draw:style-name="gr19" draw:text-style-name="P12" draw:layer="layout" svg:width="4.092cm" svg:height="3.026cm" svg:x="11.508cm" svg:y="6cm">
          <draw:text-box>
            <text:p text:style-name="P1"><text:span text:style-name="T4">AUID uid</text:span></text:p>
            <text:p text:style-name="P1"><text:span text:style-name="T4">String checksum</text:span></text:p>
            <text:p text:style-name="P1"><text:span text:style-name="T4">long <text:s text:c="3"/>size</text:span></text:p>
            <text:p text:style-name="P1"><text:span text:style-name="T4">int <text:s text:c="6"/>type </text:span></text:p>
            <text:p text:style-name="P1"><text:span text:style-name="T4"/></text:p>
          </draw:text-box>
        </draw:frame>
        <draw:rect draw:style-name="gr2" draw:text-style-name="P5" draw:layer="layout" svg:width="4.7cm" svg:height="4.911cm" svg:x="3.5cm" svg:y="5.29cm">
          <text:p text:style-name="P1"/>
        </draw:rect>
        <draw:rect draw:style-name="gr2" draw:text-style-name="P5" draw:layer="layout" svg:width="3cm" svg:height="1cm" svg:x="4.25cm" svg:y="5.39cm">
          <text:p text:style-name="P1"/>
        </draw:rect>
        <draw:frame draw:style-name="gr3" draw:text-style-name="P10" draw:layer="layout" svg:width="2.602cm" svg:height="0.878cm" svg:x="4.55cm" svg:y="5.49cm">
          <draw:text-box>
            <text:p text:style-name="P1"><text:span text:style-name="T3">Transfer</text:span></text:p>
          </draw:text-box>
        </draw:frame>
        <draw:frame draw:style-name="gr3" draw:text-style-name="P11" draw:layer="layout" svg:width="4.765cm" svg:height="4.691cm" svg:x="3.735cm" svg:y="6.509cm">
          <draw:text-box>
            <text:p text:style-name="P1"><text:span text:style-name="T4">AUID uid</text:span></text:p>
            <text:p text:style-name="P1"><text:span text:style-name="T4">String oob</text:span></text:p>
            <text:p text:style-name="P1"><text:span text:style-name="T4">AUID locatorlocal</text:span></text:p>
            <text:p text:style-name="P1"><text:span text:style-name="T4">AUID locatorremote</text:span></text:p>
            <text:p text:style-name="P1"><text:span text:style-name="T4">int <text:s text:c="5"/>type</text:span></text:p>
            <text:p text:style-name="P1"><text:span text:style-name="T4">int <text:s text:c="5"/>status</text:span></text:p>
            <text:p text:style-name="P1"><text:span text:style-name="T4"/></text:p>
            <text:p text:style-name="P1"><text:span text:style-name="T4"/></text:p>
          </draw:text-box>
        </draw:frame>
        <draw:rect draw:style-name="gr2" draw:text-style-name="P5" draw:layer="layout" svg:width="4.7cm" svg:height="4.911cm" svg:x="18.8cm" svg:y="5.189cm">
          <text:p text:style-name="P1"/>
        </draw:rect>
        <draw:rect draw:style-name="gr2" draw:text-style-name="P5" draw:layer="layout" svg:width="3cm" svg:height="1cm" svg:x="19.55cm" svg:y="5.289cm">
          <text:p text:style-name="P1"/>
        </draw:rect>
        <draw:frame draw:style-name="gr3" draw:text-style-name="P10" draw:layer="layout" svg:width="2.602cm" svg:height="0.878cm" svg:x="19.85cm" svg:y="5.389cm">
          <draw:text-box>
            <text:p text:style-name="P1"><text:span text:style-name="T3">Transfer</text:span></text:p>
          </draw:text-box>
        </draw:frame>
        <draw:frame draw:style-name="gr3" draw:text-style-name="P11" draw:layer="layout" svg:width="4.765cm" svg:height="4.691cm" svg:x="18.9cm" svg:y="6.309cm">
          <draw:text-box>
            <text:p text:style-name="P1"><text:span text:style-name="T4">AUID uid</text:span></text:p>
            <text:p text:style-name="P1"><text:span text:style-name="T4">String oob</text:span></text:p>
            <text:p text:style-name="P1"><text:span text:style-name="T4">AUID locatorlocal</text:span></text:p>
            <text:p text:style-name="P1"><text:span text:style-name="T4">AUID locatorremote</text:span></text:p>
            <text:p text:style-name="P1"><text:span text:style-name="T4">int <text:s text:c="5"/>type</text:span></text:p>
            <text:p text:style-name="P1"><text:span text:style-name="T4">int <text:s text:c="5"/>status</text:span></text:p>
            <text:p text:style-name="P1"><text:span text:style-name="T4"/></text:p>
            <text:p text:style-name="P1"><text:span text:style-name="T4"/></text:p>
          </draw:text-box>
        </draw:frame>
        <draw:rect draw:style-name="gr2" draw:text-style-name="P5" draw:layer="layout" svg:width="4.2cm" svg:height="4.111cm" svg:x="6.3cm" svg:y="10.89cm">
          <text:p text:style-name="P1"/>
        </draw:rect>
        <draw:rect draw:style-name="gr2" draw:text-style-name="P5" draw:layer="layout" svg:width="3cm" svg:height="1cm" svg:x="6.95cm" svg:y="10.99cm">
          <text:p text:style-name="P1"/>
        </draw:rect>
        <draw:frame draw:style-name="gr3" draw:text-style-name="P10" draw:layer="layout" svg:width="3.376cm" svg:height="0.878cm" svg:x="6.75cm" svg:y="11.09cm">
          <draw:text-box>
            <text:p text:style-name="P1"><text:span text:style-name="T3">LocRemote</text:span></text:p>
          </draw:text-box>
        </draw:frame>
        <draw:frame draw:style-name="gr16" draw:text-style-name="P12" draw:layer="layout" svg:width="4.5cm" svg:height="3.581cm" svg:x="6.4cm" svg:y="11.92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AUID protocoluid</text:span></text:p>
            <text:p text:style-name="P1"><text:span text:style-name="T4">String drname</text:span></text:p>
            <text:p text:style-name="P1"><text:span text:style-name="T4">String ref</text:span></text:p>
            <text:p text:style-name="P1"><text:span text:style-name="T4"/></text:p>
          </draw:text-box>
        </draw:frame>
        <draw:rect draw:style-name="gr2" draw:text-style-name="P5" draw:layer="layout" svg:width="4.2cm" svg:height="4.111cm" svg:x="16.5cm" svg:y="10.889cm">
          <text:p text:style-name="P1"/>
        </draw:rect>
        <draw:rect draw:style-name="gr2" draw:text-style-name="P5" draw:layer="layout" svg:width="3cm" svg:height="1cm" svg:x="17.15cm" svg:y="10.989cm">
          <text:p text:style-name="P1"/>
        </draw:rect>
        <draw:frame draw:style-name="gr3" draw:text-style-name="P10" draw:layer="layout" svg:width="2.75cm" svg:height="0.878cm" svg:x="17.45cm" svg:y="11.089cm">
          <draw:text-box>
            <text:p text:style-name="P1"><text:span text:style-name="T3">LocLocal</text:span></text:p>
          </draw:text-box>
        </draw:frame>
        <draw:frame draw:style-name="gr16" draw:text-style-name="P12" draw:layer="layout" svg:width="4.5cm" svg:height="3.581cm" svg:x="16.7cm" svg:y="11.919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AUID protocoluid</text:span></text:p>
            <text:p text:style-name="P1"><text:span text:style-name="T4">String drname</text:span></text:p>
            <text:p text:style-name="P1"><text:span text:style-name="T4">String ref</text:span></text:p>
            <text:p text:style-name="P1"><text:span text:style-name="T4"/></text:p>
          </draw:text-box>
        </draw:frame>
        <draw:line draw:style-name="gr8" draw:text-style-name="P5" draw:layer="layout" svg:x1="6.5cm" svg:y1="7cm" svg:x2="11cm" svg:y2="6.5cm">
          <text:p text:style-name="P1"/>
        </draw:line>
        <draw:line draw:style-name="gr8" draw:text-style-name="P5" draw:layer="layout" svg:x1="18.5cm" svg:y1="7cm" svg:x2="15.5cm" svg:y2="6.5cm">
          <text:p text:style-name="P1"/>
        </draw:line>
        <draw:frame draw:style-name="gr3" draw:text-style-name="P14" draw:layer="layout" svg:width="4.985cm" svg:height="0.763cm" svg:x="6.3cm" svg:y="8.837cm">
          <draw:text-box>
            <text:p text:style-name="P13"><text:span text:style-name="T5">LOCAL_TO_REMOTE</text:span></text:p>
          </draw:text-box>
        </draw:frame>
        <draw:frame draw:style-name="gr3" draw:text-style-name="P14" draw:layer="layout" svg:width="4.985cm" svg:height="0.763cm" svg:x="21.415cm" svg:y="8.7cm">
          <draw:text-box>
            <text:p text:style-name="P13"><text:span text:style-name="T5">REMOTE_TO_LOCAL</text:span></text:p>
          </draw:text-box>
        </draw:frame>
        <draw:rect draw:style-name="gr2" draw:text-style-name="P5" draw:layer="layout" svg:width="4.2cm" svg:height="4.111cm" svg:x="0.5cm" svg:y="11.789cm">
          <text:p text:style-name="P1"/>
        </draw:rect>
        <draw:rect draw:style-name="gr2" draw:text-style-name="P5" draw:layer="layout" svg:width="3cm" svg:height="1cm" svg:x="1.15cm" svg:y="11.889cm">
          <text:p text:style-name="P1"/>
        </draw:rect>
        <draw:frame draw:style-name="gr3" draw:text-style-name="P10" draw:layer="layout" svg:width="2.75cm" svg:height="0.878cm" svg:x="1.35cm" svg:y="11.989cm">
          <draw:text-box>
            <text:p text:style-name="P1"><text:span text:style-name="T3">LocLocal</text:span></text:p>
          </draw:text-box>
        </draw:frame>
        <draw:frame draw:style-name="gr16" draw:text-style-name="P12" draw:layer="layout" svg:width="4.5cm" svg:height="3.581cm" svg:x="0.6cm" svg:y="12.819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AUID protocoluid</text:span></text:p>
            <text:p text:style-name="P1"><text:span text:style-name="T4">String drname</text:span></text:p>
            <text:p text:style-name="P1"><text:span text:style-name="T4">String ref</text:span></text:p>
            <text:p text:style-name="P1"><text:span text:style-name="T4"/></text:p>
          </draw:text-box>
        </draw:frame>
        <draw:rect draw:style-name="gr2" draw:text-style-name="P5" draw:layer="layout" svg:width="4.2cm" svg:height="4.111cm" svg:x="22.3cm" svg:y="11.789cm">
          <text:p text:style-name="P1"/>
        </draw:rect>
        <draw:rect draw:style-name="gr2" draw:text-style-name="P5" draw:layer="layout" svg:width="3cm" svg:height="1cm" svg:x="22.95cm" svg:y="11.889cm">
          <text:p text:style-name="P1"/>
        </draw:rect>
        <draw:frame draw:style-name="gr3" draw:text-style-name="P10" draw:layer="layout" svg:width="3.376cm" svg:height="0.878cm" svg:x="22.85cm" svg:y="11.989cm">
          <draw:text-box>
            <text:p text:style-name="P1"><text:span text:style-name="T3">LocRemote</text:span></text:p>
          </draw:text-box>
        </draw:frame>
        <draw:frame draw:style-name="gr16" draw:text-style-name="P12" draw:layer="layout" svg:width="4.5cm" svg:height="3.581cm" svg:x="22.5cm" svg:y="12.819cm">
          <draw:text-box>
            <text:p text:style-name="P1"><text:span text:style-name="T4">AUID uid</text:span></text:p>
            <text:p text:style-name="P1"><text:span text:style-name="T4">AUID datauid</text:span></text:p>
            <text:p text:style-name="P1"><text:span text:style-name="T4">AUID protocoluid</text:span></text:p>
            <text:p text:style-name="P1"><text:span text:style-name="T4">String drname</text:span></text:p>
            <text:p text:style-name="P1"><text:span text:style-name="T4">String ref</text:span></text:p>
            <text:p text:style-name="P1"><text:span text:style-name="T4"/></text:p>
          </draw:text-box>
        </draw:frame>
        <draw:line draw:style-name="gr20" draw:text-style-name="P15" draw:layer="layout" svg:x1="9cm" svg:y1="14.5cm" svg:x2="16.5cm" svg:y2="14.5cm">
          <text:p text:style-name="P1"/>
        </draw:line>
        <draw:line draw:style-name="gr20" draw:text-style-name="P15" draw:layer="layout" svg:x1="22.5cm" svg:y1="14.4cm" svg:x2="10.5cm" svg:y2="13.4cm">
          <text:p text:style-name="P1"/>
        </draw:line>
        <draw:frame draw:style-name="gr3" draw:text-style-name="P16" draw:layer="layout" svg:width="1.814cm" svg:height="0.962cm" svg:x="4.3cm" svg:y="13.843cm">
          <draw:text-box>
            <text:p text:style-name="P13">local</text:p>
          </draw:text-box>
        </draw:frame>
        <draw:frame draw:style-name="gr3" draw:text-style-name="P16" draw:layer="layout" svg:width="1.814cm" svg:height="0.962cm" svg:x="20.6cm" svg:y="12.9cm">
          <draw:text-box>
            <text:p text:style-name="P13">local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Transfer automates d'états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DT protocol</text:p>
          </draw:text-box>
        </draw:frame>
        <draw:line draw:style-name="gr21" draw:text-style-name="P15" draw:layer="layout" svg:x1="7cm" svg:y1="4cm" svg:x2="7cm" svg:y2="20.5cm">
          <text:p text:style-name="P1"/>
        </draw:line>
        <draw:line draw:style-name="gr21" draw:text-style-name="P15" draw:layer="layout" svg:x1="20cm" svg:y1="4cm" svg:x2="20cm" svg:y2="20.5cm">
          <text:p text:style-name="P1"/>
        </draw:line>
        <draw:line draw:style-name="gr21" draw:text-style-name="P15" draw:layer="layout" svg:x1="20cm" svg:y1="4cm" svg:x2="20cm" svg:y2="20.5cm">
          <text:p text:style-name="P1"/>
        </draw:line>
        <draw:line draw:style-name="gr22" draw:text-style-name="P15" draw:layer="layout" svg:x1="7.5cm" svg:y1="5cm" svg:x2="19.5cm" svg:y2="5cm">
          <text:p text:style-name="P17">registerTransfer()</text:p>
        </draw:lin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creation-date>2005-12-03T13:52:33</meta:creation-date>
    <dc:date>2007-03-06T15:24:05</dc:date>
    <dc:language>fr-FR</dc:language>
    <meta:editing-cycles>45</meta:editing-cycles>
    <meta:editing-duration>PT16H40M51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